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00000000020000000204B249CA79A42C6D7.png" manifest:media-type="image/png"/>
  <manifest:file-entry manifest:full-path="Settings/ColorTable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Midnightblue1-title">
      <style:graphic-properties draw:auto-grow-height="true" fo:min-height="2.663cm"/>
    </style:style>
    <style:style style:name="pr2" style:family="presentation" style:parent-style-name="Midnightblue1-subtitle">
      <style:graphic-properties draw:fill-color="#ffffff" draw:auto-grow-height="true" fo:min-height="5.5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13.75cm"/>
    </style:style>
    <style:style style:name="pr6" style:family="presentation" style:parent-style-name="Midnightblue-notes">
      <style:graphic-properties draw:fill-color="#ffffff" draw:auto-grow-height="true" fo:min-height="13.364cm"/>
    </style:style>
    <style:style style:name="pr7" style:family="presentation" style:parent-style-name="Midnightblue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>
      <loext:graphic-properties draw:fill-color="#ffffff"/>
      <style:text-properties fo:font-size="20pt"/>
    </style:style>
    <style:style style:name="T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fo:color="#2c3e50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2c3e50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2c3e50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2c3e50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2c3e50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2c3e50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2c3e50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2c3e50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2c3e50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fo:color="#2c3e50" fo:font-size="100%"/>
      </text:list-level-style-number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4.789cm" svg:x="1cm" svg:y="9.437cm" presentation:class="title" presentation:user-transformed="true">
          <draw:text-box>
            <text:p>Public sector and data usage <text:line-break/>in Czech republic</text:p>
          </draw:text-box>
        </draw:frame>
        <draw:frame presentation:style-name="pr2" draw:text-style-name="P1" draw:layer="layout" svg:width="26cm" svg:height="5.5cm" svg:x="1cm" svg:y="14.5cm" presentation:class="subtitle">
          <draw:text-box>
            <text:p>Ondřej Profant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About me: Ondřej Profant</text:p>
          </draw:text-box>
        </draw:frame>
        <draw:frame presentation:style-name="pr5" draw:text-style-name="P2" draw:layer="layout" svg:width="26cm" svg:height="14cm" svg:x="1cm" svg:y="5.5cm" presentation:class="outline" presentation:user-transformed="true">
          <draw:text-box>
            <text:list text:style-name="L2">
              <text:list-item>
                <text:p text:style-name="P2"><text:span text:style-name="T1">2009 Czech Pirate Party co-founder</text:span></text:p>
              </text:list-item>
              <text:list-item>
                <text:p text:style-name="P2"><text:span text:style-name="T1">2014-2017 Member of Prague City Council</text:span></text:p>
                <text:list>
                  <text:list-item>
                    <text:p><text:span text:style-name="T1">2015 Prague citywide opendata portal</text:span></text:p>
                  </text:list-item>
                </text:list>
              </text:list-item>
              <text:list-item>
                <text:p text:style-name="P2"><text:span text:style-name="T1">2017 Member of Chamber of Deputies of the Czech Republic</text:span></text:p>
                <text:list>
                  <text:list-item>
                    <text:p><text:span text:style-name="T1">Chairman of committee of e-government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Collected data (1/3)</text:p>
          </draw:text-box>
        </draw:frame>
        <draw:frame presentation:style-name="pr5" draw:layer="layout" svg:width="26cm" svg:height="14cm" svg:x="0.924cm" svg:y="5.558cm" presentation:class="outline" presentation:user-transformed="true">
          <draw:text-box>
            <text:list text:style-name="L2">
              <text:list-item>
                <text:p>Agendas:</text:p>
                <text:list>
                  <text:list-item>
                    <text:p>Cadastre of Real Estates (<text:span text:style-name="T2">Katastr nemovitostí)</text:span></text:p>
                  </text:list-item>
                  <text:list-item>
                    <text:p>Electronic prescription (<text:span text:style-name="T2">erecept</text:span>)</text:p>
                  </text:list-item>
                  <text:list-item>
                    <text:p>Registration of sales (<text:span text:style-name="T2">EET</text:span>)</text:p>
                  </text:list-item>
                  <text:list-item>
                    <text:p><text:span text:style-name="T2">Základní registry</text:span> (law 111/2009 Sb.) - basic databases of people, rights, obligations and addresses </text:p>
                  </text:list-item>
                  <text:list-item>
                    <text:p><text:span text:style-name="T2">Datové schránky </text:span><text:span text:style-name="T3">(law 300/2008 Sb.) – Electronic post </text:span><text:span text:style-name="T3">service (but not email)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Collected data (2/3)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Statistics data:</text:p>
                <text:list>
                  <text:list-item>
                    <text:p>Czech statistical office (<text:span text:style-name="T2">Český statistický úřad</text:span>)</text:p>
                  </text:list-item>
                  <text:list-item>
                    <text:p>ÚZIS</text:p>
                    <text:list>
                      <text:list-item>
                        <text:p>Institute of Health Information and Statistics of the Czech republic</text:p>
                      </text:list-item>
                      <text:list-item>
                        <text:p>Data about health and medical car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Collected data <text:s/>(2/3)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Self-governance examples:</text:p>
                <text:list>
                  <text:list-item>
                    <text:p>Planning and development data</text:p>
                  </text:list-item>
                  <text:list-item>
                    <text:p>Traffic</text:p>
                  </text:list-item>
                  <text:list-item>
                    <text:p>Security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Work with data? (1/4)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None</text:p>
                <text:list>
                  <text:list-item>
                    <text:p>OK, only in vast majority of cases</text:p>
                  </text:list-item>
                </text:list>
              </text:list-item>
              <text:list-item>
                <text:p>Main excuses are:</text:p>
                <text:list>
                  <text:list-item>
                    <text:p>Lack of experts</text:p>
                  </text:list-item>
                  <text:list-item>
                    <text:p>Privacy… They don’t understand statistics vs concrete data </text:p>
                  </text:list-item>
                </text:list>
              </text:list-item>
              <text:list-item>
                <text:p>Are there any exception?</text:p>
                <text:list>
                  <text:list-item>
                    <text:p>Ye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Work with data? (2/4)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Czech statistical office (<text:span text:style-name="T2">Český statistický úřad</text:span>)</text:p>
                <text:list>
                  <text:list-item>
                    <text:p>Macroeconomic (GDP, avg wages, …)</text:p>
                  </text:list-item>
                  <text:list-item>
                    <text:p>Agriculture</text:p>
                  </text:list-item>
                  <text:list-item>
                    <text:p>Demographic stats</text:p>
                  </text:list-item>
                  <text:list-item>
                    <text:p>Elections</text:p>
                  </text:list-item>
                  <text:list-item>
                    <text:p>More:<text:line-break/>https://vdb.czso.cz/vdbvo2/faces/en/index.jsf?page=statistiky</text:p>
                  </text:list-item>
                </text:list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Work with data? (3/4)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Institute of Health Information and Statistics of the Czech republic</text:p>
                <text:list>
                  <text:list-item>
                    <text:p>Interesting statistics</text:p>
                  </text:list-item>
                </text:list>
              </text:list-item>
              <text:list-item>
                <text:p>Prague Institute of Planning and Development</text:p>
                <text:list>
                  <text:list-item>
                    <text:p>Urban development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Work with data? (4/4)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Data usage only according to law</text:p>
                <text:list>
                  <text:list-item>
                    <text:p>No real response to collected data</text:p>
                  </text:list-item>
                  <text:list-item>
                    <text:p>For example no notification about expiration date of citizen ID</text:p>
                  </text:list-item>
                </text:list>
              </text:list-item>
              <text:list-item>
                <text:p>Bureaus don't have enough data analysts</text:p>
                <text:list>
                  <text:list-item>
                    <text:p>In many cases they haven't access to their own databases (only contractor has access)</text:p>
                  </text:list-item>
                </text:list>
                <text:p/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Main challenges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3">
              <text:list-item>
                <text:p><text:s/>Learn how to work with data and respect the privacy</text:p>
              </text:list-item>
              <text:list-item>
                <text:p><text:s/>Data exchanges between public organizations</text:p>
              </text:list-item>
              <text:list-item>
                <text:p><text:s/>Use data as realtime information resource instead of just annual reports</text:p>
              </text:list-item>
            </text:list>
            <text:list text:style-name="L2">
              <text:list-header>
                <text:p/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text-properties style:use-window-font-color="true" fo:font-size="14pt" style:font-size-asian="14pt" style:font-size-complex="14pt"/>
    </style:style>
    <style:style style:name="MP12" style:family="paragraph">
      <loext:graphic-properties draw:fill="none" draw:fill-color="#ffffff"/>
      <style:text-properties style:use-window-font-color="true" fo:font-size="14pt" style:font-size-asian="14pt" style:font-size-complex="14pt"/>
    </style:style>
    <style:style style:name="MP13" style:family="paragraph">
      <style:paragraph-properties fo:text-align="end"/>
      <style:text-properties style:use-window-font-color="true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fo:font-size="14pt" style:font-size-asian="14pt" style:font-size-complex="14pt"/>
    </style:style>
    <style:style style:name="MP15" style:family="paragraph">
      <style:text-properties fo:color="#000000" fo:font-size="14pt" style:font-size-asian="14pt" style:font-size-complex="14pt"/>
    </style:style>
    <style:style style:name="MP16" style:family="paragraph">
      <loext:graphic-properties draw:fill="none" draw:fill-color="#ffffff"/>
      <style:text-properties fo:color="#000000" fo:font-size="14pt" style:font-size-asian="14pt" style:font-size-complex="14pt"/>
    </style:style>
    <style:style style:name="MP17" style:family="paragraph">
      <style:paragraph-properties fo:text-align="end"/>
      <style:text-properties fo:color="#000000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/>
      <style:text-properties fo:color="#000000" fo:font-size="14pt" style:font-size-asian="14pt" style:font-size-complex="14pt"/>
    </style:style>
    <style:style style:name="MP19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style:style style:name="MT3" style:family="text">
      <style:text-properties style:use-window-font-color="true" fo:font-size="14pt" style:font-size-asian="14pt" style:font-size-complex="14pt"/>
    </style:style>
    <style:style style:name="MT4" style:family="text">
      <style:text-properties fo:color="#000000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3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3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3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3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4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4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4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4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9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4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4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4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4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27T12:20:04.070823856</meta:creation-date>
    <meta:editing-duration>PT5M19S</meta:editing-duration>
    <meta:editing-cycles>3</meta:editing-cycles>
    <meta:generator>LibreOffice/5.4.6.2$Linux_X86_64 LibreOffice_project/40$Build-2</meta:generator>
    <meta:print-date>2018-04-27T13:54:28.056476624</meta:print-date>
    <dc:date>2018-04-27T15:20:26.286926347</dc:date>
    <meta:document-statistic meta:object-count="88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